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bre a Barbearia Alura</text:p>
      <text:p text:style-name="P1"/>
      <text:p text:style-name="P1">Localizada no coração da cidade a <text:span text:style-name="T1">Barbearia Alura</text:span> traz para o mercado o quede melhor para o seu cabelo e barba. Fundada em 2019, a Barbearia Alura já é destaque na cidade e conquista novos clientes a cada dia. há 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2:19:21.611368571</meta:creation-date>
    <dc:date>2023-09-29T12:32:10.325078341</dc:date>
    <meta:editing-duration>PT2M38S</meta:editing-duration>
    <meta:editing-cycles>1</meta:editing-cycles>
    <meta:document-statistic meta:table-count="0" meta:image-count="0" meta:object-count="0" meta:page-count="1" meta:paragraph-count="4" meta:word-count="81" meta:character-count="500" meta:non-whitespace-character-count="422"/>
    <meta:generator>LibreOffice/6.4.7.2$Linux_X86_64 LibreOffice_project/40$Build-2</meta:generator>
  </office:meta>
</office:document-meta>
</file>